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25pt" fo:font-weight="normal" fo:background-color="transparent"/>
    </style:style>
    <style:style style:name="P2" style:family="paragraph" style:parent-style-name="Standard" style:list-style-name="L3"/>
    <style:style style:name="P3" style:family="paragraph" style:parent-style-name="Heading_20_1" style:master-page-name="MP0">
      <style:paragraph-properties style:page-number="auto" fo:break-before="page"/>
    </style:style>
    <style:style style:name="P4" style:family="paragraph" style:parent-style-name="Text_20_body">
      <style:paragraph-properties fo:orphans="2" fo:widows="2"/>
      <style:text-properties fo:font-variant="normal" fo:text-transform="none" fo:color="#000000" style:font-name="Calibri" fo:font-size="11.25pt" fo:letter-spacing="normal" fo:font-style="normal" style:text-underline-style="none" fo:font-weight="normal" fo:background-color="transparent"/>
    </style:style>
    <style:style style:name="P5" style:family="paragraph" style:parent-style-name="Text_20_body">
      <style:paragraph-properties fo:margin-top="0cm" fo:margin-bottom="0cm" fo:orphans="2" fo:widows="2" fo:background-color="transparent" style:writing-mode="lr-tb">
        <style:background-image/>
      </style:paragraph-properties>
      <style:text-properties fo:font-variant="normal" fo:text-transform="none" fo:color="#000000" style:font-name="Calibri" fo:font-size="11.25pt" fo:letter-spacing="normal" fo:font-style="normal" style:text-underline-style="none" fo:font-weight="normal" fo:background-color="transparent"/>
    </style:style>
    <style:style style:name="P6" style:family="paragraph" style:parent-style-name="Text_20_body" style:list-style-name="L1">
      <style:paragraph-properties fo:margin-top="0cm" fo:margin-bottom="0cm" fo:orphans="2" fo:widows="2" fo:background-color="transparent" style:writing-mode="lr-tb">
        <style:background-image/>
      </style:paragraph-properties>
      <style:text-properties fo:font-variant="normal" fo:text-transform="none" fo:color="#000000" style:font-name="Calibri" fo:font-size="11.25pt" fo:letter-spacing="normal" fo:font-style="normal" style:text-underline-style="none" fo:font-weight="normal" fo:background-color="transparent"/>
    </style:style>
    <style:style style:name="P7" style:family="paragraph" style:parent-style-name="Text_20_body" style:list-style-name="L3">
      <style:paragraph-properties fo:margin-top="0cm" fo:margin-bottom="0cm" fo:orphans="2" fo:widows="2" fo:background-color="transparent" style:writing-mode="lr-tb">
        <style:background-image/>
      </style:paragraph-properties>
      <style:text-properties fo:font-variant="normal" fo:text-transform="none" fo:color="#000000" style:font-name="Calibri" fo:font-size="11.25pt" fo:letter-spacing="normal" fo:font-style="normal" style:text-underline-style="none" fo:font-weight="normal" fo:background-color="transparent"/>
    </style:style>
    <style:style style:name="P8" style:family="paragraph" style:parent-style-name="Text_20_body" style:list-style-name="L3">
      <style:paragraph-properties fo:margin-top="0cm" fo:margin-bottom="0cm" fo:orphans="2" fo:widows="2" fo:background-color="transparent" style:writing-mode="lr-tb">
        <style:background-image/>
      </style:paragraph-properties>
    </style:style>
    <style:style style:name="T1" style:family="text">
      <style:text-properties fo:font-variant="normal" fo:text-transform="none" fo:color="#000000" fo:font-size="14pt" fo:letter-spacing="normal" fo:font-style="normal" fo:font-weight="bold"/>
    </style:style>
    <style:style style:name="T2" style:family="text">
      <style:text-properties fo:font-variant="normal" fo:text-transform="none" fo:color="#000000" fo:font-size="11.25pt" fo:letter-spacing="normal" fo:font-style="normal" fo:font-weight="normal" fo:background-color="transparent"/>
    </style:style>
    <style:style style:name="T3" style:family="text">
      <style:text-properties fo:font-variant="normal" fo:text-transform="none" fo:color="#000000" style:font-name="Calibri" fo:font-size="11.25pt" fo:letter-spacing="normal" fo:font-style="normal" style:text-underline-style="none" fo:font-weight="normal"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vue du sprint 4</text:h>
      <text:p text:style-name="Normal"/>
      <text:p text:style-name="P1">Nous n’avons pas réussi à rencontrer tous les objectifs fixés dans le sprint 4. La raison est que le temps alloué pour chaque tâche n’était pas suffisante. Voici les tâches qui ont été complétés: </text:p>
      <text:list xml:id="list8002514225723113503" text:style-name="L1">
        <text:list-item>
          <text:p text:style-name="P6">Relier la collecte de données au traiteur de données.</text:p>
        </text:list-item>
        <text:list-item>
          <text:p text:style-name="P6">Fonction Qui à éditer un article.</text:p>
        </text:list-item>
      </text:list>
      <text:p text:style-name="P5"/>
      <text:p text:style-name="P4">Les autres tâches n’ont plus être complétés. Plusieurs tâches ont été interrompue par le manque de temps, voici la liste: </text:p>
      <text:list xml:id="list6181308068377172077" text:style-name="L3">
        <text:list-item>
          <text:p text:style-name="P7">Fonction QuiEditComment</text:p>
        </text:list-item>
        <text:list-item>
          <text:p text:style-name="P7">Fonction Qui édite qui</text:p>
        </text:list-item>
        <text:list-item>
          <text:p text:style-name="P7">Spécification Interface graphique</text:p>
        </text:list-item>
        <text:list-item>
          <text:p text:style-name="P7">Compléter le code weha.</text:p>
        </text:list-item>
        <text:list-item>
          <text:p text:style-name="P7">Fonction Qui édite la structure.</text:p>
        </text:list-item>
        <text:list-item>
          <text:p text:style-name="P8"><text:span text:style-name="T3">Qui édite quel section.</text:span></text:p>
          <text:p text:style-name="P8"><text:span text:style-name="T3"/></text:p>
          <text:p text:style-name="P2"><text:span text:style-name="T2">Les fonctions commencés mais non terminé sont grandement avancées. De plus, notre compréhension du code WEHA a été approfondi.</text:span><text:span text:style-name="T1"><text:line-break/></text:span></text:p>
        </text:list-item>
      </text:list>
      <text:h text:style-name="Heading_20_1" text:outline-level="1">Rétrospective du sprint 4</text:h>
      <text:p text:style-name="Normal"><text:span text:style-name="T1"><text:line-break/></text:span><text:span text:style-name="T2">La communication du dernier sprint était mieux que les autres fois. Nous avons pris plus de temps pour nous communiquer les problèmes que nous croisons durant  nos tâches. Cependant, il aurait été préférable de se rencontrer plus souvent en groupe qu’en sous-groupe.<text:line-break/><text:line-break/>Malgré le fait que plusieurs tâches non pas été complétés, l’effort par les membres étaient plus ressenti dans ce dernier sprint. Le fait que ce dernier sprint se passe si proche de la semaine des finaux a affecté le temps que chacun pouvait donner.<text:line-break/><text:line-break/>Notre compréhension du code de WEHA a grandement approfondi lors de ce sprint. Nous avons même fait une percée en améliorant le code. Certains responsabilité ont été déplacer afin d’améliorer la performance du code sur de nombreuses itérations.Nous rédigerons un rapport à ce propos dans le wiki de notre équipe.</text:span><text:span text:style-name="T1"><text:line-break/><text:line-break/></text:span><text:span text:style-name="T2">Ce péripe nous a aussi permis d’en apprendre davantage sur PHP. Plusieurs membres n’avaient pas l’habitude de toucher à ce langage, mais ils ont quand même vite appris à l’utiliser et à produire du code fonctionnel.</text:span><text:span text:style-name="T1"><text:line-break/></text:span><text:soft-page-break/><text:span text:style-name="T1"><text:line-break/></text:span><text:span text:style-name="T2">Les tâches identifiées dans ce sprint sont difficilement réalisables dans le temps estimé car leurs grosseurs sont trop importantes. Les temps estimés sont peu représentatifs car chaque tâche comprenait une multitudes de tâches ce qui rendait l’estimation pratiquement impossible. Une meilleure préparation au sprint nous aurait probablement aider à rencontrer nos objectifs.</text:span><text:span text:style-name="T1"><text:line-break/><text:line-break/></text:span><text:span text:style-name="T2">Je crois que durant ce sprint nous avons eu l’occasion de se posé la question sur le réel mandat de notre projet. Depuis le début, notre mandat était de tester WEHA et de rendre un résultat. Je crois que nous avions mal mesuré  l'ampleur de la tâche. Si nous avons un 5e sprint, nous corrigerions notre mandat pour une étude de faisabilité du projet Contribution avec l’outil WEH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282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Title_20_Char" style:display-name="Title Char" style:family="text" style:parent-style-name="Default_20_Paragraph_20_Font">
      <style:text-properties style:font-name="Calibri Light" fo:font-size="28pt" fo:letter-spacing="-0.018cm" style:letter-kerning="true" style:font-name-asian="Times New Roman" style:font-size-asian="28pt" style:font-name-complex="Times New Roman" style:font-size-complex="2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lexandre Poupart</meta:initial-creator>
    <meta:creation-date>2012-11-08T03:56:00Z</meta:creation-date>
    <dc:date>2012-12-15T14:14:27.61</dc:date>
    <meta:print-date>2012-11-08T04:15:00Z</meta:print-date>
    <meta:editing-cycles>7</meta:editing-cycles>
    <meta:editing-duration>PT25M27S</meta:editing-duration>
    <meta:document-statistic meta:table-count="0" meta:image-count="0" meta:object-count="0" meta:page-count="2" meta:paragraph-count="14" meta:word-count="419" meta:character-count="2548"/>
    <meta:template xlink:type="simple" xlink:actuate="onRequest" xlink:title="" xlink:href="Normal.dotm"/>
  </office:meta>
</office:document-meta>
</file>